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5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fo:font-style="italic" style:text-underline-style="none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6" style:family="paragraph" style:parent-style-name="Standard">
      <style:paragraph-properties fo:line-height="200%"/>
    </style:style>
    <style:style style:name="P7" style:family="paragraph" style:parent-style-name="Standard">
      <style:paragraph-properties fo:line-height="200%" style:text-autospace="none"/>
    </style:style>
    <style:style style:name="P8" style:family="paragraph" style:parent-style-name="Standard">
      <style:paragraph-properties fo:line-height="200%"/>
      <style:text-properties style:font-name="Calibri1" fo:font-size="12pt"/>
    </style:style>
    <style:style style:name="T1" style:family="text"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/>
    </style:style>
    <style:style style:name="T6" style:family="text">
      <style:text-properties fo:font-size="12pt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text:span text:style-name="T1"><text:s/>Francis Cottrell-Eshaghi</text:span><text:span text:style-name="T2"> </text:span></text:p>
      <text:p text:style-name="P2">UN 2001 R03/R04 </text:p>
      <text:p text:style-name="P2">29 October 2011 </text:p>
      <text:p text:style-name="P2">Project #3: Design Plan and Proposal </text:p>
      <text:p text:style-name="P2">Statement of Purpose: </text:p>
      <text:p text:style-name="P1">The purpose of my project is to explore visual arguments and context. For this purpose I will make a Fate/Stay Night poster.</text:p>
      <text:p text:style-name="P2">Audience: </text:p>
      <text:p text:style-name="P1">The audience would persons that know what Fate/Stay Night is so people who play gal gae, enjoyed the animation, and the various other things that have to do with the Fate series. </text:p>
      <text:p text:style-name="P2">Context: </text:p>
      <text:p text:style-name="P1">The context will be a poster of one of the main heroins of the series Tohsaka Rin while she is summoning for the Holy Grail war.</text:p>
      <text:p text:style-name="P2">Strategies: </text:p>
      <text:p text:style-name="P1">My argument will be to get people interested in the series by showing them a kind of mysterious poster that would make them want to find out more about it.</text:p>
      <text:p text:style-name="P2">Medium: </text:p>
      <text:p text:style-name="P1">The medium will be the visual poster no more then paper and pencil, although if I have time I digitize it and touch it up here to have a print out.</text:p>
      <text:p text:style-name="P5">Ethos: </text:p>
      <text:p text:style-name="P3">For this project, its fan art so Two Moon the company that made the original gal game will be my legitimizing factor.</text:p>
      <text:p text:style-name="P5">Pathos- </text:p>
      <text:p text:style-name="P3">Hopefully, when someone sees the poster they will be filled with a seance of magic and wonder.</text:p>
      <text:p text:style-name="P5"><text:soft-page-break/>Logos- </text:p>
      <text:p text:style-name="P3">How about, there is a poster and a title, <text:s/>therefore a larger idea exists.</text:p>
      <text:p text:style-name="P4">Proposal- </text:p>
      <text:p text:style-name="P8">For this project I would like to make a poster to promote Fate/Stay Night. I think it will provide interesting verity to the rest of the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1T18:18:05.89</meta:creation-date>
    <dc:date>2011-10-30T21:27:32.43</dc:date>
    <meta:editing-duration>PT3H15M49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22" meta:word-count="246" meta:character-count="1349"/>
  </office:meta>
</office:document-meta>
</file>